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258AE7DC565883A7E7E.png" manifest:media-type="image/png"/>
  <manifest:file-entry manifest:full-path="Pictures/10000000000002580000025874D966FFC32B7943.png" manifest:media-type="image/png"/>
  <manifest:file-entry manifest:full-path="Pictures/1000000000000258000002586841B5C50086B889.png" manifest:media-type="image/png"/>
  <manifest:file-entry manifest:full-path="Pictures/1000000000000258000002586A11DE03C47224F4.png" manifest:media-type="image/png"/>
  <manifest:file-entry manifest:full-path="Pictures/100000000000025800000258D158A44D72A5C3C8.png" manifest:media-type="image/png"/>
  <manifest:file-entry manifest:full-path="Pictures/100000000000025800000258669B03E5805F3F9D.png" manifest:media-type="image/png"/>
  <manifest:file-entry manifest:full-path="Pictures/100000000000025800000258999D0360F4C02DF7.png" manifest:media-type="image/png"/>
  <manifest:file-entry manifest:full-path="Pictures/10000000000002580000025809E8F16D5C1554D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4.902cm, 0cm)" draw:image-opacity="100%" style:mirror="none"/>
    </style:style>
    <style:style style:name="gr3" style:family="graphic" style:parent-style-name="standard">
      <style:graphic-properties svg:stroke-color="#ffffff" draw:marker-start="" draw:fill-color="#ff3333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draw:stroke="none" svg:stroke-color="#000000" draw:fill="none" draw:fill-color="#ffffff" fo:min-height="4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3333"/>
      <style:paragraph-properties fo:text-align="start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000000"/>
      <style:paragraph-properties fo:text-align="center"/>
      <style:text-properties fo:color="#000000"/>
    </style:style>
    <style:style style:name="P6" style:family="paragraph">
      <loext:graphic-properties draw:fill="none" draw:fill-color="#ffffff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81cm" svg:height="8.181cm" svg:x="1.525cm" svg:y="18.759cm">
          <draw:image xlink:href="Pictures/10000000000002580000025809E8F16D5C1554DD.png" xlink:type="simple" xlink:show="embed" xlink:actuate="onLoad">
            <text:p/>
          </draw:image>
        </draw:frame>
        <draw:frame draw:style-name="gr1" draw:text-style-name="P1" draw:layer="layout" svg:width="8.181cm" svg:height="8.181cm" svg:x="19.346cm" svg:y="10.09cm">
          <draw:image xlink:href="Pictures/100000000000025800000258669B03E5805F3F9D.png" xlink:type="simple" xlink:show="embed" xlink:actuate="onLoad">
            <text:p/>
          </draw:image>
        </draw:frame>
        <draw:frame draw:style-name="gr1" draw:text-style-name="P1" draw:layer="layout" svg:width="8.181cm" svg:height="8.181cm" svg:x="1.573cm" svg:y="1.569cm">
          <draw:image xlink:href="Pictures/100000000000025800000258D158A44D72A5C3C8.png" xlink:type="simple" xlink:show="embed" xlink:actuate="onLoad">
            <text:p/>
          </draw:image>
        </draw:frame>
        <draw:frame draw:style-name="gr1" draw:text-style-name="P1" draw:layer="layout" svg:width="8.181cm" svg:height="8.182cm" svg:x="1.573cm" svg:y="10.089cm">
          <draw:image xlink:href="Pictures/1000000000000258000002586A11DE03C47224F4.png" xlink:type="simple" xlink:show="embed" xlink:actuate="onLoad">
            <text:p/>
          </draw:image>
        </draw:frame>
        <draw:frame draw:style-name="gr1" draw:text-style-name="P1" draw:layer="layout" svg:width="8.181cm" svg:height="8.181cm" svg:x="10.666cm" svg:y="1.569cm">
          <draw:image xlink:href="Pictures/100000000000025800000258999D0360F4C02DF7.png" xlink:type="simple" xlink:show="embed" xlink:actuate="onLoad">
            <text:p/>
          </draw:image>
        </draw:frame>
        <draw:frame draw:style-name="gr2" draw:text-style-name="P1" draw:layer="layout" svg:width="8.181cm" svg:height="0.499cm" svg:x="19.346cm" svg:y="1.569cm">
          <draw:image xlink:href="Pictures/1000000000000258000002586841B5C50086B889.png" xlink:type="simple" xlink:show="embed" xlink:actuate="onLoad">
            <text:p/>
          </draw:image>
        </draw:frame>
        <draw:frame draw:style-name="gr1" draw:text-style-name="P1" draw:layer="layout" svg:width="8.181cm" svg:height="8.181cm" svg:x="10.666cm" svg:y="10.09cm">
          <draw:image xlink:href="Pictures/10000000000002580000025874D966FFC32B7943.png" xlink:type="simple" xlink:show="embed" xlink:actuate="onLoad">
            <text:p/>
          </draw:image>
        </draw:frame>
        <draw:frame draw:style-name="gr1" draw:text-style-name="P1" draw:layer="layout" svg:width="8.18cm" svg:height="8.18cm" svg:x="10.618cm" svg:y="18.759cm">
          <draw:image xlink:href="Pictures/100000000000025800000258AE7DC565883A7E7E.png" xlink:type="simple" xlink:show="embed" xlink:actuate="onLoad">
            <text:p/>
          </draw:image>
        </draw:frame>
        <draw:custom-shape draw:style-name="gr3" draw:text-style-name="P3" draw:layer="layout" svg:width="0.5cm" svg:height="0.5cm" svg:x="19.743cm" svg:y="24.186cm">
          <text:p text:style-name="P2"><text:s text:c="20"/><text:tab/><text:tab/><text:tab/>Cibersort estim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0.5cm" svg:height="0.5cm" svg:x="19.743cm" svg:y="24.986cm">
          <text:p text:style-name="P4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5"/></text:span><text:span text:style-name="T1">Marker gene est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4.551cm" svg:height="4.551cm" svg:x="21.219cm" svg:y="2.963cm">
          <draw:text-box>
            <text:p>Not enough marker genes for estimation</text:p>
          </draw:text-box>
        </draw:frame>
        <draw:frame draw:style-name="gr6" draw:text-style-name="P6" draw:layer="layout" svg:width="0.502cm" svg:height="0.962cm" svg:x="22.509cm" svg:y="1.73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27T03:28:37.521084241</meta:creation-date>
    <dc:date>2016-03-27T03:47:53.140542566</dc:date>
    <dc:creator>Ogan Mancarci</dc:creator>
    <meta:editing-duration>PT9M3S</meta:editing-duration>
    <meta:editing-cycles>3</meta:editing-cycles>
    <meta:generator>LibreOffice/5.1.1.2$Linux_X86_64 LibreOffice_project/10m0$Build-2</meta:generator>
    <meta:document-statistic meta:object-count="12"/>
  </office:meta>
</office:document-meta>
</file>